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82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 us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rice per unit (eur)</text:p>
          </table:table-cell>
          <table:table-cell office:value-type="string">
            <text:p>Amount</text:p>
          </table:table-cell>
          <table:table-cell office:value-type="string">
            <text:p>Weight (g)</text:p>
          </table:table-cell>
          <table:table-cell office:value-type="string">
            <text:p>Status</text:p>
          </table:table-cell>
          <table:table-cell office:value-type="string">
            <text:p>Provider</text:p>
          </table:table-cell>
          <table:table-cell office:value-type="string">
            <text:p>Datashe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wer Cable</text:p>
          </table:table-cell>
          <table:table-cell table:number-columns-repeated="3"/>
          <table:table-cell office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>
            <text:p>LED Power Supply, 12V, 12.5A</text:p>
          </table:table-cell>
          <table:table-cell office:value-type="float" office:value="12.63">
            <text:p>12.63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 office:value-type="string">
            <text:p>purchased</text:p>
          </table:table-cell>
          <table:table-cell office:value-type="string">
            <text:p>https://www.olx.ro/oferta/sursa-alimentare-industriala-12v-12-5a-150w-pt-banda-led-camere-video-IDcfli9.html</text:p>
          </table:table-cell>
          <table:table-cell/>
        </table:table-row>
        <table:table-row table:style-name="ro1">
          <table:table-cell office:value-type="string">
            <text:p>Step-down 5V, 1A</text:p>
          </table:table-cell>
          <table:table-cell office:value-type="float" office:value="6.28">
            <text:p>6.28</text:p>
          </table:table-cell>
          <table:table-cell office:value-type="float" office:value="1">
            <text:p>1</text:p>
          </table:table-cell>
          <table:table-cell office:value-type="float" office:value="2.78">
            <text:p>2.78</text:p>
          </table:table-cell>
          <table:table-cell office:value-type="string">
            <text:p>ordered</text:p>
          </table:table-cell>
          <table:table-cell office:value-type="string">
            <text:p>https://www.robofun.ro/pololu-5v-1a-step-down-voltage-regulator-d24v10f5</text:p>
          </table:table-cell>
          <table:table-cell/>
        </table:table-row>
        <table:table-row table:style-name="ro1">
          <table:table-cell office:value-type="string">
            <text:p>step-down 6V, 15A</text:p>
          </table:table-cell>
          <table:table-cell office:value-type="float" office:value="33.53">
            <text:p>33.53</text:p>
          </table:table-cell>
          <table:table-cell office:value-type="float" office:value="2">
            <text:p>2</text:p>
          </table:table-cell>
          <table:table-cell office:value-type="float" office:value="23.56">
            <text:p>23.56</text:p>
          </table:table-cell>
          <table:table-cell office:value-type="string">
            <text:p>ordered</text:p>
          </table:table-cell>
          <table:table-cell office:value-type="string">
            <text:p>https://www.robofun.ro/pololu-6v-15a-step-down-voltage-regulator-d24v150f6?search=step%20down%206v</text:p>
          </table:table-cell>
          <table:table-cell/>
        </table:table-row>
        <table:table-row table:style-name="ro1">
          <table:table-cell office:value-type="string">
            <text:p>FTDI Arduino connector</text:p>
          </table:table-cell>
          <table:table-cell office:value-type="float" office:value="11.15">
            <text:p>11.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t purchased</text:p>
          </table:table-cell>
          <table:table-cell office:value-type="string">
            <text:p>https://www.robofun.ro/conector-ftdi-5v</text:p>
          </table:table-cell>
          <table:table-cell/>
        </table:table-row>
        <table:table-row table:style-name="ro1">
          <table:table-cell office:value-type="string">
            <text:p>Arduino board</text:p>
          </table:table-cell>
          <table:table-cell office:value-type="float" office:value="6.1">
            <text:p>6.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t purchased</text:p>
          </table:table-cell>
          <table:table-cell office:value-type="string">
            <text:p>https://www.robofun.ro/arduino/a-star-328pb-micro-5v-20mhz</text:p>
          </table:table-cell>
          <table:table-cell/>
        </table:table-row>
        <table:table-row table:style-name="ro1">
          <table:table-cell office:value-type="string">
            <text:p>3d nozzle print head 0.2mm</text:p>
          </table:table-cell>
          <table:table-cell table:number-columns-repeated="3"/>
          <table:table-cell office:value-type="string">
            <text:p>not purchased</text:p>
          </table:table-cell>
          <table:table-cell office:value-type="string">
            <text:p>https://www.banggood.com/0_2mm-0_3mm-0_4mm-0_5mm-3D-Printer-Extruder-Brass-Nozzle-Sprinkler-Head-p-917513.html</text:p>
          </table:table-cell>
          <table:table-cell/>
        </table:table-row>
        <table:table-row table:style-name="ro1">
          <table:table-cell office:value-type="string">
            <text:p>servo MG90S </text:p>
          </table:table-cell>
          <table:table-cell/>
          <table:table-cell office:value-type="float" office:value="12">
            <text:p>12</text:p>
          </table:table-cell>
          <table:table-cell office:value-type="float" office:value="13.4">
            <text:p>13.4</text:p>
          </table:table-cell>
          <table:table-cell table:style-name="ce1" office:value-type="string">
            <text:p>6 of 12</text:p>
          </table:table-cell>
          <table:table-cell office:value-type="string">
            <text:p>https://www.banggood.com/6X-Towerpro-MG90S-Metal-Gear-RC-Micro-Servo-p-1072260.html</text:p>
          </table:table-cell>
          <table:table-cell office:value-type="string">
            <text:p>https://www.electronicoscaldas.com/datasheet/MG90S_Tower-Pro.pdf</text:p>
          </table:table-cell>
        </table:table-row>
        <table:table-row table:style-name="ro1">
          <table:table-cell office:value-type="string">
            <text:p>servo MG995</text:p>
          </table:table-cell>
          <table:table-cell/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string">
            <text:p>6 of 26</text:p>
          </table:table-cell>
          <table:table-cell office:value-type="string">
            <text:p>https://www.banggood.com/6X-MG995-High-Torque-Metal-Gear-Analog-Servo-p-1181877.html</text:p>
          </table:table-cell>
          <table:table-cell/>
        </table:table-row>
        <table:table-row table:style-name="ro1">
          <table:table-cell office:value-type="string">
            <text:p>IMU LSM9DS1</text:p>
          </table:table-cell>
          <table:table-cell office:value-type="float" office:value="14.22">
            <text:p>14.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 of 2</text:p>
          </table:table-cell>
          <table:table-cell office:value-type="string">
            <text:p>https://www.sparkfun.com/products/13284</text:p>
          </table:table-cell>
          <table:table-cell office:value-type="string">
            <text:p>https://cdn.sparkfun.com/assets/learn_tutorials/3/7/3/LSM9DS1_Datasheet.pdf</text:p>
          </table:table-cell>
        </table:table-row>
        <table:table-row table:style-name="ro1">
          <table:table-cell office:value-type="string">
            <text:p>Output 16 I/O Expander</text:p>
          </table:table-cell>
          <table:table-cell office:value-type="float" office:value="5.3">
            <text:p>5.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 of 2</text:p>
          </table:table-cell>
          <table:table-cell office:value-type="string">
            <text:p>https://www.sparkfun.com/products/13601</text:p>
          </table:table-cell>
          <table:table-cell office:value-type="string">
            <text:p>https://cdn.sparkfun.com/datasheets/BreakoutBoards/sx1509.pdf</text:p>
          </table:table-cell>
        </table:table-row>
        <table:table-row table:style-name="ro1">
          <table:table-cell office:value-type="string">
            <text:p>Wires (22 AWG) 5 amps</text:p>
          </table:table-cell>
          <table:table-cell office:value-type="float" office:value="15.11">
            <text:p>15.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sparkfun.com/products/11367</text:p>
          </table:table-cell>
          <table:table-cell/>
        </table:table-row>
        <table:table-row table:style-name="ro1">
          <table:table-cell office:value-type="string">
            <text:p>Header - 2x23-pin Male (PTH, 0.1") </text:p>
          </table:table-cell>
          <table:table-cell office:value-type="float" office:value="1.69">
            <text:p>1.6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sparkfun.com/products/12791</text:p>
          </table:table-cell>
          <table:table-cell/>
        </table:table-row>
        <table:table-row table:style-name="ro1">
          <table:table-cell office:value-type="string">
            <text:p>Jumper Wires - Connected 6" (M/F, 20 pack) 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sparkfun.com/products/12794</text:p>
          </table:table-cell>
          <table:table-cell/>
        </table:table-row>
        <table:table-row table:style-name="ro1">
          <table:table-cell office:value-type="string">
            <text:p>Jumper Wires - Connected 6" (F/F, 20 pack) 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sparkfun.com/products/12796</text:p>
          </table:table-cell>
          <table:table-cell/>
        </table:table-row>
        <table:table-row table:style-name="ro1">
          <table:table-cell office:value-type="string">
            <text:p>DIP Sockets Solder Tail - 16-Pin 0.3" </text:p>
          </table:table-cell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sparkfun.com/products/7938</text:p>
          </table:table-cell>
          <table:table-cell/>
        </table:table-row>
        <table:table-row table:style-name="ro1">
          <table:table-cell office:value-type="string">
            <text:p>Header - 8-pin Female (PTH, 0.1") </text:p>
          </table:table-cell>
          <table:table-cell office:value-type="float" office:value="2.67">
            <text:p>2.6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sparkfun.com/products/11895</text:p>
          </table:table-cell>
          <table:table-cell/>
        </table:table-row>
        <table:table-row table:style-name="ro1">
          <table:table-cell office:value-type="string">
            <text:p>Analog Mux 16 channels CD74HC4067</text:p>
          </table:table-cell>
          <table:table-cell office:value-type="float" office:value="2.95">
            <text:p>2.9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optimusdigital.ro/ro/electronica-de-putere-multiplexoare-de-alimentare/1378-modul-multiplexor-analogic-cu-16-canale-cd74hc4067.html</text:p>
          </table:table-cell>
          <table:table-cell/>
        </table:table-row>
        <table:table-row table:style-name="ro1">
          <table:table-cell office:value-type="string">
            <text:p>testing breadboard 50x70 mm</text:p>
          </table:table-cell>
          <table:table-cell office:value-type="float" office:value="0.53">
            <text:p>0.5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optimusdigital.ro/ro/prototipare-cablaje-de-test/229-cablaj-de-test-50-x-70-mm.html</text:p>
          </table:table-cell>
          <table:table-cell/>
        </table:table-row>
        <table:table-row table:style-name="ro1">
          <table:table-cell office:value-type="string">
            <text:p>Header – 8 pin Male (40p)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optimusdigital.ro/ro/componente-electronice-headere-de-pini/3875-header-de-pini-tata-254-mm-pentru-raspberry-pi-zero-40p.html</text:p>
          </table:table-cell>
          <table:table-cell/>
        </table:table-row>
        <table:table-row table:style-name="ro1">
          <table:table-cell office:value-type="string">
            <text:p>breadboard wires set</text:p>
          </table:table-cell>
          <table:table-cell office:value-type="float" office:value="1.26">
            <text:p>1.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optimusdigital.ro/ro/fire-fire-mufate/12-set-de-cabluri-pentru-breadboard.html</text:p>
          </table:table-cell>
          <table:table-cell/>
        </table:table-row>
        <table:table-row table:style-name="ro1">
          <table:table-cell office:value-type="string">
            <text:p>fishing wire, 5m, tension rating 13kg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://www.fishnat.ro/fire/</text:p>
          </table:table-cell>
          <table:table-cell/>
        </table:table-row>
        <table:table-row table:style-name="ro1">
          <table:table-cell office:value-type="string">
            <text:p>wires, 10m long, 2.5mm2 width</text:p>
          </table:table-cell>
          <table:table-cell office:value-type="float" office:value="2.48">
            <text:p>2.4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office:value-type="string">
            <text:p>https://www.leroymerlin.ro/products/cabluri/625/conductor-electric-myf-h07v-k-2.5-mmp-negru-la-metru/25856</text:p>
          </table:table-cell>
          <table:table-cell/>
        </table:table-row>
        <table:table-row table:style-name="ro1">
          <table:table-cell office:value-type="string">
            <text:p>wires, 10m long, 1.5mm2 width</text:p>
          </table:table-cell>
          <table:table-cell office:value-type="float" office:value="1.58">
            <text:p>1.5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>
            <text:p>M4 nuts and bol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>
            <text:p>compression springs, 10x (0.4x5x30mm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urchased</text:p>
          </table:table-cell>
          <table:table-cell table:number-columns-repeated="2"/>
        </table:table-row>
      </table:table>
      <table:table table:name="Discarded" table:style-name="ta1" table:print="false">
        <table:table-column table:style-name="co5" table:number-columns-repeated="6" table:default-cell-style-name="Default"/>
        <table:table-row table:style-name="ro1">
          <table:table-cell office:value-type="string">
            <text:p>SKYRC Power Supply, 24V, 50A</text:p>
          </table:table-cell>
          <table:table-cell office:value-type="float" office:value="93.59">
            <text:p>93.59</text:p>
          </table:table-cell>
          <table:table-cell office:value-type="float" office:value="1">
            <text:p>1</text:p>
          </table:table-cell>
          <table:table-cell office:value-type="float" office:value="2530">
            <text:p>2530</text:p>
          </table:table-cell>
          <table:table-cell office:value-type="string">
            <text:p>not purchased</text:p>
          </table:table-cell>
          <table:table-cell office:value-type="string">
            <text:p>https://www.banggood.com/SKYRC-Extreme-PSU-1200W-24V-50A-Power-Supply-Adapter-For-ISDT-T8-icharger-X6-308-4010-Charger-p-1351088.html</text:p>
          </table:table-cell>
        </table:table-row>
        <table:table-row table:style-name="ro1">
          <table:table-cell office:value-type="string">
            <text:p>mother connectors</text:p>
          </table:table-cell>
          <table:table-cell office:value-type="float" office:value="0.1939">
            <text:p>0.19</text:p>
          </table:table-cell>
          <table:table-cell office:value-type="float" office:value="20">
            <text:p>20</text:p>
          </table:table-cell>
          <table:table-cell office:value-type="float" office:value="1.46">
            <text:p>1.46</text:p>
          </table:table-cell>
          <table:table-cell office:value-type="string">
            <text:p>not purchased</text:p>
          </table:table-cell>
          <table:table-cell office:value-type="string">
            <text:p>https://www.tme.eu/ro/details/pc-2.5_5.5/conectori-dc/</text:p>
          </table:table-cell>
        </table:table-row>
        <table:table-row table:style-name="ro1">
          <table:table-cell office:value-type="string">
            <text:p>father connectors</text:p>
          </table:table-cell>
          <table:table-cell office:value-type="float" office:value="0.12897">
            <text:p>0.13</text:p>
          </table:table-cell>
          <table:table-cell office:value-type="float" office:value="20">
            <text:p>20</text:p>
          </table:table-cell>
          <table:table-cell office:value-type="float" office:value="1.4">
            <text:p>1.4</text:p>
          </table:table-cell>
          <table:table-cell office:value-type="string">
            <text:p>not purchased</text:p>
          </table:table-cell>
          <table:table-cell office:value-type="string">
            <text:p>https://www.tme.eu/ro/details/pc-gk2.5/conectori-dc/ninigi/</text:p>
          </table:table-cell>
        </table:table-row>
        <table:table-row table:style-name="ro2">
          <table:table-cell table:style-name="ce2" office:value-type="string">
            <text:p>Turnigy SK3 - 6374 </text:p>
          </table:table-cell>
          <table:table-cell/>
          <table:table-cell office:value-type="string">
            <text:p>?</text:p>
          </table:table-cell>
          <table:table-cell office:value-type="float" office:value="858">
            <text:p>858</text:p>
          </table:table-cell>
          <table:table-cell/>
          <table:table-cell office:value-type="string">
            <text:p>https://hobbyking.com/en_us/turnigy-aerodrive-sk3-6374-192kv-brushless-outrunner-motor.ht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4/07/2019</text:date>, <text:time>22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54M35S</meta:editing-duration>
    <meta:editing-cycles>13</meta:editing-cycles>
    <meta:generator>OpenOffice/4.1.3$Win32 OpenOffice.org_project/413m1$Build-9783</meta:generator>
    <dc:date>2019-04-07T22:53:02.28</dc:date>
    <dc:creator>Ludovic-Valentin Brasso</dc:creator>
    <meta:document-statistic meta:table-count="2" meta:cell-count="157" meta:object-count="0"/>
    <meta:user-defined meta:name="Info 1"/>
    <meta:user-defined meta:name="Info 2"/>
    <meta:user-defined meta:name="Info 3"/>
    <meta:user-defined meta:name="Info 4"/>
  </office:meta>
</office:document-meta>
</file>